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383" officeooo:paragraph-rsid="000e3a73"/>
    </style:style>
    <style:style style:name="P2" style:family="paragraph" style:parent-style-name="Standard">
      <style:text-properties officeooo:rsid="0019e383" officeooo:paragraph-rsid="00112ec8"/>
    </style:style>
    <style:style style:name="P3" style:family="paragraph" style:parent-style-name="Standard">
      <style:text-properties officeooo:rsid="0018d919" officeooo:paragraph-rsid="000e3a73"/>
    </style:style>
    <style:style style:name="P4" style:family="paragraph" style:parent-style-name="Standard">
      <style:text-properties style:font-name="serif" fo:font-size="9.75pt" officeooo:rsid="001cf7ed" officeooo:paragraph-rsid="000e3a73"/>
    </style:style>
    <style:style style:name="P5" style:family="paragraph" style:parent-style-name="Standard">
      <style:text-properties style:font-name="serif" fo:font-size="9.75pt" officeooo:rsid="002470bf" officeooo:paragraph-rsid="000e3a73"/>
    </style:style>
    <style:style style:name="P6" style:family="paragraph" style:parent-style-name="Standard">
      <style:text-properties style:font-name="serif" fo:font-size="9.75pt" officeooo:rsid="00218888" officeooo:paragraph-rsid="000e3a73"/>
    </style:style>
    <style:style style:name="P7" style:family="paragraph" style:parent-style-name="Standard">
      <style:text-properties style:font-name="serif" fo:font-size="9.75pt" officeooo:paragraph-rsid="000e3a73"/>
    </style:style>
    <style:style style:name="P8" style:family="paragraph" style:parent-style-name="Standard">
      <style:text-properties style:font-name="serif" fo:font-size="9.75pt" officeooo:paragraph-rsid="00112ec8"/>
    </style:style>
    <style:style style:name="P9" style:family="paragraph" style:parent-style-name="Standard">
      <style:text-properties style:font-name="serif" fo:font-size="9.75pt" officeooo:rsid="00103e0b" officeooo:paragraph-rsid="001bd821"/>
    </style:style>
    <style:style style:name="P10" style:family="paragraph" style:parent-style-name="Standard">
      <style:text-properties style:font-name="serif" fo:font-size="9.75pt" officeooo:rsid="001bd821" officeooo:paragraph-rsid="001bd821"/>
    </style:style>
    <style:style style:name="P11" style:family="paragraph" style:parent-style-name="Standard">
      <style:text-properties style:font-name="serif" fo:font-size="9.75pt" officeooo:rsid="001d4f54" officeooo:paragraph-rsid="001d4f54"/>
    </style:style>
    <style:style style:name="P12" style:family="paragraph" style:parent-style-name="Standard">
      <style:text-properties style:font-name="serif" fo:font-size="9.75pt" officeooo:rsid="001e45eb" officeooo:paragraph-rsid="001e45eb"/>
    </style:style>
    <style:style style:name="P13" style:family="paragraph" style:parent-style-name="Standard">
      <style:text-properties officeooo:paragraph-rsid="000e3a73"/>
    </style:style>
    <style:style style:name="P14" style:family="paragraph" style:parent-style-name="Standard">
      <style:text-properties officeooo:rsid="0015f7f8" officeooo:paragraph-rsid="000e3a73"/>
    </style:style>
    <style:style style:name="P15" style:family="paragraph" style:parent-style-name="Standard">
      <style:text-properties officeooo:rsid="000a1358" officeooo:paragraph-rsid="000e3a73"/>
    </style:style>
    <style:style style:name="P16" style:family="paragraph" style:parent-style-name="Standard">
      <style:text-properties officeooo:rsid="0008d692" officeooo:paragraph-rsid="000e3a73"/>
    </style:style>
    <style:style style:name="P17" style:family="paragraph" style:parent-style-name="Standard">
      <style:text-properties officeooo:rsid="000bbcd0" officeooo:paragraph-rsid="000e3a73"/>
    </style:style>
    <style:style style:name="P18" style:family="paragraph" style:parent-style-name="Standard">
      <style:text-properties officeooo:rsid="000aa7ca" officeooo:paragraph-rsid="000e3a73"/>
    </style:style>
    <style:style style:name="P19" style:family="paragraph" style:parent-style-name="Standard">
      <style:text-properties officeooo:rsid="0017155e" officeooo:paragraph-rsid="000e3a73"/>
    </style:style>
    <style:style style:name="P20" style:family="paragraph" style:parent-style-name="Standard">
      <style:text-properties officeooo:rsid="001a9321" officeooo:paragraph-rsid="000e3a73"/>
    </style:style>
    <style:style style:name="P21" style:family="paragraph" style:parent-style-name="Standard">
      <style:text-properties officeooo:rsid="0011b7b8" officeooo:paragraph-rsid="000fe149"/>
    </style:style>
    <style:style style:name="P22" style:family="paragraph" style:parent-style-name="Standard">
      <style:text-properties officeooo:rsid="001057f9" officeooo:paragraph-rsid="000fe149"/>
    </style:style>
    <style:style style:name="P23" style:family="paragraph" style:parent-style-name="Standard">
      <style:text-properties officeooo:paragraph-rsid="000fe149"/>
    </style:style>
    <style:style style:name="P24" style:family="paragraph" style:parent-style-name="Standard">
      <style:text-properties fo:color="#000000" fo:font-weight="normal" officeooo:rsid="0020edb1" officeooo:paragraph-rsid="001002a8" style:font-weight-asian="normal" style:font-weight-complex="normal"/>
    </style:style>
    <style:style style:name="P25" style:family="paragraph" style:parent-style-name="Standard">
      <style:text-properties fo:color="#000000" fo:font-weight="normal" officeooo:rsid="0020edb1" officeooo:paragraph-rsid="0015b2cc" style:font-weight-asian="normal" style:font-weight-complex="normal"/>
    </style:style>
    <style:style style:name="P26" style:family="paragraph" style:parent-style-name="Standard">
      <style:text-properties fo:color="#000000" fo:font-weight="normal" officeooo:rsid="0021a034" officeooo:paragraph-rsid="001002a8" style:font-weight-asian="normal" style:font-weight-complex="normal"/>
    </style:style>
    <style:style style:name="P27" style:family="paragraph" style:parent-style-name="Standard">
      <style:text-properties fo:color="#000000" fo:font-weight="normal" officeooo:rsid="00222e22" officeooo:paragraph-rsid="001002a8" style:font-weight-asian="normal" style:font-weight-complex="normal"/>
    </style:style>
    <style:style style:name="P28" style:family="paragraph" style:parent-style-name="Standard">
      <style:text-properties fo:color="#000000" fo:font-weight="normal" officeooo:rsid="001002a8" officeooo:paragraph-rsid="001002a8" style:font-weight-asian="normal" style:font-weight-complex="normal"/>
    </style:style>
    <style:style style:name="P29" style:family="paragraph" style:parent-style-name="Standard">
      <style:text-properties fo:color="#000000" fo:font-weight="normal" officeooo:rsid="00141f2b" officeooo:paragraph-rsid="00141f2b" style:font-weight-asian="normal" style:font-weight-complex="normal"/>
    </style:style>
    <style:style style:name="P30" style:family="paragraph" style:parent-style-name="Standard">
      <style:text-properties fo:color="#000000" fo:font-style="italic" fo:font-weight="bold" officeooo:rsid="0021a034" officeooo:paragraph-rsid="001002a8" style:font-style-asian="italic" style:font-weight-asian="bold" style:font-style-complex="italic" style:font-weight-complex="bold"/>
    </style:style>
    <style:style style:name="P31" style:family="paragraph" style:parent-style-name="Standard">
      <style:text-properties fo:color="#000000" fo:font-style="normal" fo:font-weight="normal" officeooo:rsid="001002a8" officeooo:paragraph-rsid="001002a8" style:font-style-asian="normal" style:font-weight-asian="normal" style:font-style-complex="normal" style:font-weight-complex="normal"/>
    </style:style>
    <style:style style:name="P32" style:family="paragraph" style:parent-style-name="Standard">
      <style:text-properties style:font-name="sans-serif" fo:font-size="11pt" fo:font-weight="normal" officeooo:rsid="00222e22" officeooo:paragraph-rsid="001002a8" style:font-size-asian="9.60000038146973pt" style:font-weight-asian="normal" style:font-size-complex="11pt" style:font-weight-complex="normal"/>
    </style:style>
    <style:style style:name="P33" style:family="paragraph" style:parent-style-name="Standard">
      <style:text-properties officeooo:paragraph-rsid="001002a8"/>
    </style:style>
    <style:style style:name="P34" style:family="paragraph" style:parent-style-name="Standard">
      <style:text-properties fo:font-size="11pt" officeooo:paragraph-rsid="001002a8" style:font-size-asian="11pt" style:font-size-complex="11pt"/>
    </style:style>
    <style:style style:name="P35" style:family="paragraph" style:parent-style-name="Standard">
      <style:text-properties officeooo:rsid="001a1998" officeooo:paragraph-rsid="001a1998"/>
    </style:style>
    <style:style style:name="P36"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rsid="0019e383" officeooo:paragraph-rsid="000e3a73"/>
    </style:style>
    <style:style style:name="P37"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rsid="0019e383" officeooo:paragraph-rsid="0012f0a0"/>
    </style:style>
    <style:style style:name="P38"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paragraph-rsid="000e3a73"/>
    </style:style>
    <style:style style:name="P39"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rsid="0020ded2" officeooo:paragraph-rsid="000e3a73"/>
    </style:style>
    <style:style style:name="P40"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rsid="001b31a7" officeooo:paragraph-rsid="000e3a73"/>
    </style:style>
    <style:style style:name="P41"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style:font-name="serif" fo:font-size="9.75pt" officeooo:rsid="00108228" officeooo:paragraph-rsid="000fe149"/>
    </style:style>
    <style:style style:name="P42" style:family="paragraph" style:parent-style-name="Standard">
      <loext:graphic-properties draw:fill="solid" draw:fill-color="#ffffff" draw:opacity="100%"/>
      <style:paragraph-properties fo:margin-top="0cm" fo:margin-bottom="0cm" loext:contextual-spacing="false" fo:line-height="120%" fo:background-color="#ffffff" style:writing-mode="lr-tb"/>
      <style:text-properties fo:color="#000000" style:font-name="serif" fo:font-size="9.75pt" fo:font-weight="normal" officeooo:rsid="00222e22" officeooo:paragraph-rsid="001002a8" style:font-weight-asian="normal" style:font-weight-complex="normal"/>
    </style:style>
    <style:style style:name="P43"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f7f8" officeooo:paragraph-rsid="000e3a73" style:text-blinking="false" fo:background-color="transparent" style:font-size-asian="12pt" style:font-size-complex="12pt"/>
    </style:style>
    <style:style style:name="P44"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5aea" officeooo:paragraph-rsid="000e3a73" style:text-blinking="false" fo:background-color="transparent" style:font-size-asian="12pt" style:font-size-complex="12pt"/>
    </style:style>
    <style:style style:name="P45"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60ff7" officeooo:paragraph-rsid="000e3a73" style:text-blinking="false" fo:background-color="transparent" style:font-size-asian="12pt" style:font-size-complex="12pt"/>
    </style:style>
    <style:style style:name="P46"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8f8dd" officeooo:paragraph-rsid="000e3a73" style:text-blinking="false" fo:background-color="transparent" style:font-size-asian="12pt" style:font-size-complex="12pt"/>
    </style:style>
    <style:style style:name="P47"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2cc" officeooo:paragraph-rsid="0015b2cc" style:text-blinking="false" fo:background-color="transparent" style:font-size-asian="12pt" style:font-size-complex="12pt"/>
    </style:style>
    <style:style style:name="P48"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2cc" officeooo:paragraph-rsid="00180481" style:text-blinking="false" fo:background-color="transparent" style:font-size-asian="12pt" style:font-size-complex="12pt"/>
    </style:style>
    <style:style style:name="P49"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style:font-name="Times New Roman" fo:font-size="12pt" officeooo:paragraph-rsid="000e3a73" style:font-size-asian="12pt" style:font-size-complex="12pt"/>
    </style:style>
    <style:style style:name="T1" style:family="text">
      <style:text-properties style:text-line-through-style="none" style:text-line-through-type="none"/>
    </style:style>
    <style:style style:name="T2" style:family="text">
      <style:text-properties style:text-line-through-style="none" style:text-line-through-type="none" officeooo:rsid="0019e383"/>
    </style:style>
    <style:style style:name="T3" style:family="text">
      <style:text-properties style:text-line-through-style="none" style:text-line-through-type="none" style:font-name="serif" fo:font-size="9.75pt" officeooo:rsid="0019e383"/>
    </style:style>
    <style:style style:name="T4" style:family="text">
      <style:text-properties style:text-line-through-style="none" style:text-line-through-type="none" officeooo:rsid="001f1ee9"/>
    </style:style>
    <style:style style:name="T5" style:family="text">
      <style:text-properties style:text-line-through-style="none" style:text-line-through-type="none" officeooo:rsid="001d4f54"/>
    </style:style>
    <style:style style:name="T6" style:family="text">
      <style:text-properties style:text-line-through-style="none" style:text-line-through-type="none" officeooo:rsid="001cf7ed"/>
    </style:style>
    <style:style style:name="T7" style:family="text">
      <style:text-properties style:text-line-through-style="none" style:text-line-through-type="none" officeooo:rsid="0018d919"/>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18d919"/>
    </style:style>
    <style:style style:name="T10" style:family="text">
      <style:text-properties style:font-name="serif" fo:font-size="9.75pt"/>
    </style:style>
    <style:style style:name="T11" style:family="text">
      <style:text-properties style:font-name="serif" fo:font-size="10pt" style:font-size-asian="10pt" style:font-size-complex="10pt"/>
    </style:style>
    <style:style style:name="T12" style:family="text">
      <style:text-properties officeooo:rsid="001f1ee9"/>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fo:font-style="normal" style:text-underline-style="none" fo:font-weight="normal" officeooo:rsid="0018f8dd"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fo:font-style="normal" style:text-underline-style="none" fo:font-weight="normal" officeooo:rsid="00160ff7"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fo:font-style="normal" style:text-underline-style="none" fo:font-weight="normal" officeooo:rsid="00175aea"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fo:font-style="normal" style:text-underline-style="none" fo:font-weight="normal" officeooo:rsid="00160ff7" style:text-blinking="false" fo:background-color="transparent" loext:char-shading-value="0"/>
    </style:style>
    <style:style style:name="T18" style:family="text">
      <style:text-properties fo:font-variant="normal" fo:text-transform="none" fo:color="#000000" style:text-line-through-style="none" style:text-line-through-type="none" style:font-name="serif" fo:font-size="10pt" fo:font-style="normal" style:text-underline-style="none" fo:font-weight="normal" officeooo:rsid="00175aea"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style:font-name="serif" fo:font-size="10pt" fo:font-style="normal" style:text-underline-style="none" fo:font-weight="normal" officeooo:rsid="00160ff7" style:text-blinking="false" fo:background-color="transparent" loext:char-shading-value="0" style:font-size-asian="10pt" style:font-size-complex="10pt"/>
    </style:style>
    <style:style style:name="T20" style:family="text">
      <style:text-properties style:font-name="monospace"/>
    </style:style>
    <style:style style:name="T21" style:family="text">
      <style:text-properties officeooo:rsid="000a1358"/>
    </style:style>
    <style:style style:name="T22" style:family="text">
      <style:text-properties officeooo:rsid="000aa7ca"/>
    </style:style>
    <style:style style:name="T23" style:family="text">
      <style:text-properties officeooo:rsid="000cac5f"/>
    </style:style>
    <style:style style:name="T24" style:family="text">
      <style:text-properties officeooo:rsid="000e5108"/>
    </style:style>
    <style:style style:name="T25" style:family="text">
      <style:text-properties officeooo:rsid="0008d692"/>
    </style:style>
    <style:style style:name="T26" style:family="text">
      <style:text-properties officeooo:rsid="001670e2"/>
    </style:style>
    <style:style style:name="T27" style:family="text">
      <style:text-properties officeooo:rsid="001b31a7"/>
    </style:style>
    <style:style style:name="T28" style:family="text">
      <style:text-properties officeooo:rsid="0017155e"/>
    </style:style>
    <style:style style:name="T29" style:family="text">
      <style:text-properties officeooo:rsid="00104b0f"/>
    </style:style>
    <style:style style:name="T30" style:family="text">
      <style:text-properties fo:font-weight="bold" style:font-weight-asian="bold" style:font-weight-complex="bold"/>
    </style:style>
    <style:style style:name="T31" style:family="text">
      <style:text-properties fo:font-weight="bold" officeooo:rsid="000e3a73" style:font-weight-asian="bold" style:font-weight-complex="bold"/>
    </style:style>
    <style:style style:name="T32" style:family="text">
      <style:text-properties fo:font-weight="bold" officeooo:rsid="00141f2b" style:font-weight-asian="bold" style:font-weight-complex="bold"/>
    </style:style>
    <style:style style:name="T33" style:family="text">
      <style:text-properties fo:color="#000000" fo:font-weight="normal" officeooo:rsid="00222e22" style:font-weight-asian="normal" style:font-weight-complex="normal"/>
    </style:style>
    <style:style style:name="T34" style:family="text">
      <style:text-properties fo:color="#000000" fo:font-size="11pt" fo:font-weight="normal" officeooo:rsid="00222e22" style:font-size-asian="11pt" style:font-weight-asian="normal" style:font-size-complex="11pt" style:font-weight-complex="normal"/>
    </style:style>
    <style:style style:name="T35" style:family="text">
      <style:text-properties fo:color="#000000" fo:font-style="normal" fo:font-weight="normal" officeooo:rsid="001002a8" style:font-style-asian="normal" style:font-weight-asian="normal" style:font-style-complex="normal" style:font-weight-complex="normal"/>
    </style:style>
    <style:style style:name="T36" style:family="text">
      <style:text-properties style:font-name="sans-serif" fo:font-size="10pt" fo:font-weight="normal" style:font-size-asian="10pt" style:font-weight-asian="normal" style:font-size-complex="10pt" style:font-weight-complex="normal"/>
    </style:style>
    <style:style style:name="T37" style:family="text">
      <style:text-properties fo:font-style="normal" style:font-style-asian="normal" style:font-style-complex="normal"/>
    </style:style>
    <style:style style:name="T38" style:family="text">
      <style:text-properties fo:color="#111111" fo:font-weight="bold" style:font-weight-asian="bold" style:font-weight-complex="bold"/>
    </style:style>
    <style:style style:name="T39" style:family="text">
      <style:text-properties fo:color="#111111" style:text-line-through-style="none" style:text-line-through-type="none" style:font-name="serif" fo:font-size="9.75pt" fo:font-weight="bold" officeooo:rsid="00103e0b" style:font-weight-asian="bold" style:font-weight-complex="bold"/>
    </style:style>
    <style:style style:name="T40" style:family="text">
      <style:text-properties fo:color="#111111" style:text-line-through-style="none" style:text-line-through-type="none" fo:font-size="11pt" fo:font-weight="bold" officeooo:rsid="00171651" style:font-size-asian="11pt" style:font-weight-asian="bold" style:font-size-complex="11pt" style:font-weight-complex="bold"/>
    </style:style>
    <style:style style:name="T41" style:family="text">
      <style:text-properties fo:color="#111111" style:text-line-through-style="none" style:text-line-through-type="none" fo:font-size="11pt" fo:font-weight="bold" officeooo:rsid="0018b33a" style:font-size-asian="11pt" style:font-weight-asian="bold" style:font-size-complex="11pt" style:font-weight-complex="bold"/>
    </style:style>
    <style:style style:name="T42" style:family="text">
      <style:text-properties fo:color="#111111" style:text-line-through-style="none" style:text-line-through-type="none" officeooo:rsid="001f1ee9"/>
    </style:style>
    <style:style style:name="T43" style:family="text">
      <style:text-properties officeooo:rsid="00180481"/>
    </style:style>
    <style:style style:name="T44" style:family="text">
      <style:text-properties officeooo:rsid="001bd821"/>
    </style:style>
    <style:style style:name="T45" style:family="text">
      <style:text-properties officeooo:rsid="0018d9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9"/><text:span text:style-name="T31">BJR</text:span></text:p>
      <text:p text:style-name="Standard"/>
      <text:p text:style-name="P3">The BJR uses double acting pneumatic cylinder as actuators.</text:p>
      <text:p text:style-name="P3">The pneumatic cylinder is used as its small,light, and has high power <text:span text:style-name="T8">to </text:span><text:span text:style-name="T1">weight ratio, and also it can store energy easily and accelerate in short time.</text:span></text:p>
      <text:p text:style-name="P3"><text:span text:style-name="T1"/></text:p>
      <text:p text:style-name="P13"><text:span text:style-name="T2">It uses a torsional spring which uses increases the flexibility of joints and also stores energy for jumping higher.</text:span><text:span text:style-name="T3">Torsion spring as a passive component not </text:span><text:span text:style-name="T10">only improves the joint compliance but also compensates for loss of power when take-off, increasing the torque output of the joint. </text:span></text:p>
      <text:p text:style-name="P1"><text:span text:style-name="T1"/></text:p>
      <text:p text:style-name="P7"><text:span text:style-name="T2">In order to decrease the </text:span>collision and increase the stability when landing, the feet are made bigger which relieve the contact with the ground and increase the stability of jumping.</text:p>
      <text:p text:style-name="P4"><text:span text:style-name="T2"/></text:p>
      <text:p text:style-name="P7"><text:span text:style-name="T2">T</text:span><text:span text:style-name="T4">he robot uses a specific posture for take off ,flight and in landing.</text:span><text:span text:style-name="T1">Before take-off, knee joint ope</text:span>ns earlier than hip joint, which makes the mass centre move forward and upward with the synergy of knee joint and hip joint. Ankle joint opens in the last, which guarantees feet always contact with the ground during the whole process before taking off. This helps robot </text:p>
      <text:p text:style-name="P7">maintain body balance before taking off, and improves energy <text:span text:style-name="T12">e</text:span>fficiency for jumping After take-off, the robot begins to adjust posture to maintain body balance in the air. When robot is landing, the robot body gets back to the same angle as that before jumping which, in a large degree, can guarantees the landing’s stability. </text:p>
      <text:p text:style-name="P7"/>
      <text:p text:style-name="P5">PROs</text:p>
      <text:p text:style-name="P5">uses a simple mechanism <text:span text:style-name="T44">and a simple design.</text:span></text:p>
      <text:p text:style-name="P6"/>
      <text:p text:style-name="P12">Usage of torsion springs (acting as tendon) helps to give extra height to the jump of robot and also helps in impact attenuation.</text:p>
      <text:p text:style-name="P12"/>
      <text:p text:style-name="P12">It uses pneumatic as an actuator which is <text:span text:style-name="T45">small,light, and has high power </text:span><text:span text:style-name="T9">to </text:span><text:span text:style-name="T7">weight ratio, and also it can store energy easily and accelerate in short time </text:span><text:span text:style-name="T1">compared to other actuators</text:span><text:span text:style-name="T7">.</text:span></text:p>
      <text:p text:style-name="P5"/>
      <text:p text:style-name="P5">CONs</text:p>
      <text:p text:style-name="P9">BJR often falls down in the landing phase.</text:p>
      <text:p text:style-name="P9"/>
      <text:p text:style-name="P10">Pressure in the pneumatics would be difficult to control so it may result in slower response</text:p>
      <text:p text:style-name="P9"/>
      <text:p text:style-name="P11">the pneumatics can produce only small output so it may not be feasible for the robot to jump higher.</text:p>
      <text:p text:style-name="P9"/>
      <text:p text:style-name="P8"><text:span text:style-name="T2">M</text:span><text:span text:style-name="T6">A</text:span><text:span text:style-name="T5">NU</text:span><text:span text:style-name="T6">FACTURING</text:span></text:p>
      <text:p text:style-name="P7"><text:span text:style-name="T2"/></text:p>
      <text:p text:style-name="P7"><text:span text:style-name="T2">BJR’s frame is made of aluminium alloy. It is about 2.23 kg, </text:span>0.95m tall with the legs extended, and has 6 pneumatic cylinders for 6DOF legs. The cylinders are connected to the valves by flexible tubes. There is a sponge under each foot. </text:p>
      <text:p text:style-name="P1"><text:span text:style-name="T1"/></text:p>
      <text:p text:style-name="P2"><text:span text:style-name="T1"><text:s text:c="16"/></text:span><text:span text:style-name="T39">Robot Legs Inspired by Bi-articular Muscle-tendon Complex of Cats</text:span></text:p>
      <text:p text:style-name="P1"><text:span text:style-name="T1"><text:s text:c="29"/></text:span></text:p>
      <text:p text:style-name="P14">It uses electric rotatory motor as an actuator.</text:p>
      <text:p text:style-name="P43">Electric rotary motors has excellent controllability, light weight and compact size as well as low cost in comparison to pneumatic cylinder which can produce small output and not suitable for precise control <text:s/>and also its better than than hydraulic cylinder although they produce large force but because of it will increase weight and size of the robot to significant extent therefore it will be difficult to produce instantaneous motion like animals .</text:p>
      <text:p text:style-name="P43"/>
      <text:p text:style-name="P38"><text:span text:style-name="T15"><text:s/>For the knee and ankle joints, a four-bar linkage </text:span><text:span text:style-name="T17">with one elastic linkage, in which the knee joint </text:span>is driven by an electric rotary motor and the ankle joint is passive, is applied.</text:p>
      <text:p text:style-name="P49"><text:soft-page-break/><text:span text:style-name="T18">B</text:span><text:span text:style-name="T19">y this mechanism, basic</text:span><text:span text:style-name="T11">functions of the bi-articular muscle-tendon complex of felids like cats can be realized and the performance for jumping and landing can be improved.</text:span></text:p>
      <text:p text:style-name="P7"><text:s/></text:p>
      <text:p text:style-name="P7">Most of the kinetic energy can be stored to the elastic linkage as elastic energy during landing phase. And the stored energy is released passively together with the active motor actuating during the jumping process to achieve high and ef<text:span text:style-name="T20">fi</text:span>cient jumping.</text:p>
      <text:p text:style-name="P38"><text:span text:style-name="T16">Owing to the mechanism with elastic linkage, soft </text:span>landing can be realized by absorbing shock from ground by passive extension of the elastic linkage and active actuation of the motor.</text:p>
      <text:p text:style-name="P44"/>
      <text:p text:style-name="P45"/>
      <text:p text:style-name="P46">PROs</text:p>
      <text:p text:style-name="P39"><text:span text:style-name="T16">D</text:span><text:span text:style-name="T13">ue to the elastic linkage most of the energy gets stored in the spring which is it releases when it jumps resulting it higher jumping . </text:span></text:p>
      <text:p text:style-name="P39"><text:span text:style-name="T13"/></text:p>
      <text:p text:style-name="P38"><text:span text:style-name="T16">Owing to the mechanism with elastic linkage, soft </text:span>landing can be realized by absorbing shock from ground by passive extension of the elastic linkage and active actuation of the motor.</text:p>
      <text:p text:style-name="P38"><text:span text:style-name="T16"/></text:p>
      <text:p text:style-name="P38"><text:span text:style-name="T16">the GRF in the landing </text:span>phase for the robot using EFLM is much smaller This is due to the tendon effect realized by the elastic link for absorbing the impactive force</text:p>
      <text:p text:style-name="P7">when landing.</text:p>
      <text:p text:style-name="P7"/>
      <text:p text:style-name="P7">After several jumping and landing motions, the gear in the knee joint of the robot using RPLM was damaged by the shock at touchdown while no damages occurred on the robot using EFLM the shock from the ground during landing was absorbed effectively by the elastic linkage.</text:p>
      <text:p text:style-name="P7"/>
      <text:p text:style-name="P7">backdrivability due to the spring and PD control of the knee joint is very effective for the landing motion even for landing on an uneven ground. That is, the robot with EFLM becomes more robust against the environment</text:p>
      <text:p text:style-name="P7"/>
      <text:p text:style-name="P38"/>
      <text:p text:style-name="P44"/>
      <text:p text:style-name="P46">CONs</text:p>
      <text:p text:style-name="P38"><text:span text:style-name="T14">dif</text:span><text:span text:style-name="T20">fi</text:span>cult for the robot to stand stably due to the round foot end</text:p>
      <text:p text:style-name="P47"/>
      <text:p text:style-name="P47">electric actuators can heat and can be expensive .</text:p>
      <text:p text:style-name="P47"/>
      <text:p text:style-name="P48">the mechanical design of the <text:span text:style-name="T43">model is little complicated consisting of Gears,DC motor in the knee ,servo motor in the hip, potentiometer as a sensor, linur cylinders.</text:span> <text:s/></text:p>
      <text:p text:style-name="P46"/>
      <text:p text:style-name="P46"/>
      <text:p text:style-name="P46">MANUFACTURING</text:p>
      <text:p text:style-name="P36"><text:span text:style-name="T14">The knee joint is driven by a DC motor through the </text:span><text:span text:style-name="T1">reduction gears and the reduction ratio of this joint is 21.4 so that high backdrivability can be kept. The hip joint is driven by a servo motor with only angle control. These rotary motors are small, lightweight as shown in Table II. To detect the angle of each joint, potentiometer is attached to each joint. Also, we can measure the torque for the knee joint by the current sensor for the DC motor.</text:span></text:p>
      <text:p text:style-name="P36"><text:span text:style-name="T1"/></text:p>
      <text:p text:style-name="P36"><text:span text:style-name="T1"/></text:p>
      <text:p text:style-name="P37"><text:span text:style-name="T1"><text:s/></text:span><text:span text:style-name="T40">Compliant Leg Design for Impact Attenuation of Airdrop Landings of Quadruped </text:span><text:span text:style-name="T41">Robots</text:span></text:p>
      <text:p text:style-name="P36"><text:span text:style-name="T1"/></text:p>
      <text:p text:style-name="P15"><text:soft-page-break/>This type of <text:s/>robot uses landing technology such that it remains stable after landing from a great height.</text:p>
      <text:p text:style-name="P16">In this type of robot instead of using an active damping system for landing it uses passive compliant legs </text:p>
      <text:p text:style-name="P16"><text:span text:style-name="T21">Active damping uses rigid actuators and provides a method of attenuating impact for robots but the impact on rigid legs will be too short that a robot’s controller will not be able to react in time to attenuate properly in contrast to compliant actuators which </text:span><text:s/><text:span text:style-name="T22">connect actuators and limbs with springs,dampers, or strings to allow limbs to move during impact without applying controls.</text:span></text:p>
      <text:p text:style-name="P16"/>
      <text:p text:style-name="P17">This project analysed four different types of leg design <text:span text:style-name="T23">1S,2SCJ,2SCS,</text:span> <text:span text:style-name="T24">3S configurations and studied their ability to reduce deacceleration during landing.</text:span></text:p>
      <text:p text:style-name="P13"><text:span text:style-name="T25">The one-segment leg was designed like a pogo stick </text:span><text:span text:style-name="T10">It does not have a knee and its length is directly affected by a spring, which its length is set by pulling a string that is connected to a pulley.</text:span></text:p>
      <text:p text:style-name="P7"><text:span text:style-name="T25">The two-segment compliant structure (2SCS) leg config-ur</text:span>ation has hips and knees that are directly actuated. Thelower half of the leg is replaced by a spring <text:span text:style-name="T25">The two-segment compliant joint (2SCJ) leg configuration </text:span>has hips that are directly actuated and knees that are com-plian</text:p>
      <text:p text:style-name="P16"/>
      <text:p text:style-name="P18">PROs</text:p>
      <text:p text:style-name="P18">uses compliant actuators instead of active damping which not only allows energy storage but also allow for better shock absorbance.</text:p>
      <text:p text:style-name="P18"/>
      <text:p text:style-name="P18"><text:span text:style-name="T26">3S configuration reduces the impact deaccelaration more siginificantly than 2SCJ because of two segments in 3S than one in 2SCJ that fold during landing.</text:span></text:p>
      <text:p text:style-name="P19"/>
      <text:p text:style-name="P19">CONs</text:p>
      <text:p text:style-name="P19">jumping(take off) mechanism of this type of structure may not be perfect as its controlled only by a knee Servo which may not give it the desired angle <text:s/></text:p>
      <text:p text:style-name="P20"/>
      <text:p text:style-name="P20">the spring motion may require a larger range <text:s/>and thus <text:span text:style-name="T27">the load on the knee servo is higher resulting in damaging the servo.</text:span> </text:p>
      <text:p text:style-name="P18"/>
      <text:p text:style-name="P35">Difficulty may arise in choosing a suitable thread for the design </text:p>
      <text:p text:style-name="P18"/>
      <text:p text:style-name="P19">MANUFACTURING</text:p>
      <text:p text:style-name="P19"/>
      <text:p text:style-name="P7"><text:span text:style-name="T28">the 2SCJ </text:span>springs must be stiffer in order to decelerate the body while covering less vertical distance. In addition, the 2SCJ springs require a longer range of motion than 3S, which increases minimum size of pulley to cover the range of motion, thus leading to greater load on knee servos and less faborable leg performance compared to that of 3S.</text:p>
      <text:p text:style-name="P40"><text:span text:style-name="T1">The body of robot is made of <text:s/>3D printed polylactic acid parts.</text:span></text:p>
      <text:p text:style-name="P40"><text:span text:style-name="T1"/></text:p>
      <text:p text:style-name="P40"><text:span text:style-name="T1"/></text:p>
      <text:p text:style-name="P23"><text:s text:c="22"/><text:span text:style-name="T32">3-LEGGED JUMPING ROBOT</text:span></text:p>
      <text:p text:style-name="P23"/>
      <text:p text:style-name="P23">The entire robot consists of the following major components: (1)radio controller, (2) receiver, (3) controller module, (4) hopping mechanism, and (5) feedback<text:span text:style-name="T29">(constitutes the gyroscope from the IMU module</text:span>.</text:p>
      <text:p text:style-name="P23"/>
      <text:p text:style-name="P23">The Hopping Mechanism consists ofthree legs that have springs which continuously compress and decompress in a quick manner in order to lift the robot from the ground, thus performing a hopping movement.The spring of each leg compresses at varying speed with respect to</text:p>
      <text:p text:style-name="P23">the other legs to enable hopping at the desired directions.</text:p>
      <text:p text:style-name="P23"/>
      <text:p text:style-name="P21"><text:soft-page-break/>PROs</text:p>
      <text:p text:style-name="P21">easily manufacturable parts.</text:p>
      <text:p text:style-name="P21">The structure of the robot guarantees that it is will be stable and not fall during takeoff or landing.</text:p>
      <text:p text:style-name="P21"/>
      <text:p text:style-name="P21">CONs</text:p>
      <text:p text:style-name="P21">the hopping robot can only achieve a very small jumping height of 1cm.</text:p>
      <text:p text:style-name="P21"/>
      <text:p text:style-name="P21">In manufacturing <text:s/>the cam and the pusher should be made with utmost precession otherwise the pusher may bend <text:s/>during rotation of the cam.</text:p>
      <text:p text:style-name="P23"/>
      <text:p text:style-name="P22">MANUFACTURING</text:p>
      <text:p text:style-name="P41"><text:span text:style-name="T1">it consists of <text:s/>Triangular Plate which is the main frame of the robot, a cam connected to a motor, a guide which ensures that the pusher doesn’t bends a,springs and pvc pipees or pipes made of aluminium sheets to support thr spring such that the spring does’nt bend.</text:span></text:p>
      <text:p text:style-name="P41"><text:span text:style-name="T1"/></text:p>
      <text:p text:style-name="P41"><text:span text:style-name="T1"/></text:p>
      <text:p text:style-name="P41"><text:span text:style-name="T1"/></text:p>
      <text:p text:style-name="P24"><text:s text:c="50"/></text:p>
      <text:p text:style-name="P25"><text:s text:c="35"/><text:span text:style-name="T38"><text:s/>Direct-Drive Legged Robotics</text:span></text:p>
      <text:p text:style-name="P29"/>
      <text:p text:style-name="P24">Direct-drive (DD) robots do not use the gear, belt, chain, or other reduction to amplify its motors’</text:p>
      <text:p text:style-name="P24">effective torque production.</text:p>
      <text:p text:style-name="P24"/>
      <text:p text:style-name="P30"/>
      <text:p text:style-name="P28">PROs</text:p>
      <text:p text:style-name="P26">avoids backlash, achievs high mechanical stiffness, and mitigates reflected inertia of the motor and coulomb and viscous friction in the gearbox</text:p>
      <text:p text:style-name="P26"/>
      <text:p text:style-name="P26">improvements in: mechanical robustness,dynamic isolation of the body,mechanical efficiency-no<text:span text:style-name="T30"> </text:span>mechanical losses</text:p>
      <text:p text:style-name="P26"/>
      <text:p text:style-name="P26">advantages in: sensing,<text:span text:style-name="T37">specific power </text:span>of DD actuators will be significantly higher than their geared counterparts.</text:p>
      <text:p text:style-name="P33"><text:span text:style-name="T34"/></text:p>
      <text:p text:style-name="P34"><text:span text:style-name="T33">DD act as </text:span><text:span text:style-name="T35">brushless motor</text:span><text:span text:style-name="T33">s hence these <text:s/>m</text:span><text:span text:style-name="T36">otors are designed to generate maximum torque at higher speeds</text:span></text:p>
      <text:p text:style-name="P32"/>
      <text:p text:style-name="P32">improvement in rotational bandwidth as compared to a representative geared motor</text:p>
      <text:p text:style-name="P26"/>
      <text:p text:style-name="P31">CONs</text:p>
      <text:p text:style-name="P26"/>
      <text:p text:style-name="P26">Without a gearbox to amplify the output torque and decrease the output speed, DD motors must operate in high-torque, low-speed regimes where Joule heating is significant This means that the actuators must mostly operate far from both their peak power and peak efficiency, which both occur much closer to no-load speed.</text:p>
      <text:p text:style-name="P27"/>
      <text:p text:style-name="P27">Expensive and difficulty in availability.</text:p>
      <text:p text:style-name="P4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1:34:54.675244763</meta:creation-date>
    <meta:generator>LibreOffice/6.0.7.3$Linux_X86_64 LibreOffice_project/00m0$Build-3</meta:generator>
    <dc:date>2019-05-23T12:12:18.422695206</dc:date>
    <meta:editing-duration>PT37M16S</meta:editing-duration>
    <meta:editing-cycles>15</meta:editing-cycles>
    <meta:document-statistic meta:table-count="0" meta:image-count="0" meta:object-count="0" meta:page-count="4" meta:paragraph-count="81" meta:word-count="1656" meta:character-count="10151" meta:non-whitespace-character-count="8357"/>
  </office:meta>
</office:document-meta>
</file>